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14.3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14.05cm" fo:min-width="5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1.048cm" fo:min-width="4.4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8" style:family="graphic" style:parent-style-name="standard">
      <style:graphic-properties draw:fill-color="#fffbcc" draw:textarea-horizontal-align="justify" draw:textarea-vertical-align="middle" draw:auto-grow-height="false" fo:min-height="1.754cm" fo:min-width="6.301cm"/>
    </style:style>
    <style:style style:name="gr9" style:family="graphic" style:parent-style-name="standard">
      <style:graphic-properties draw:fill-color="#fffbcc" draw:textarea-horizontal-align="justify" draw:textarea-vertical-align="middle" draw:auto-grow-height="false" fo:min-height="1.273cm" fo:min-width="6.301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1.418cm" fo:min-width="6.168cm"/>
    </style:style>
    <style:style style:name="P1" style:family="paragraph">
      <loext:graphic-properties draw:fill-color="#add58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-color="#fffbcc"/>
      <style:paragraph-properties fo:text-align="start"/>
      <style:text-properties style:font-name="DejaVu Sans Mono"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-color="#e0efd4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4.6cm" svg:x="18.4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cm" svg:height="14.3cm" svg:x="0.6cm" svg:y="0.9cm">
          <text:p text:style-name="P2">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9cm" svg:y1="2.3cm" svg:x2="7.3cm" svg:y2="2.3cm">
          <text:p/>
        </draw:line>
        <draw:frame draw:style-name="gr4" draw:text-style-name="P5" draw:layer="layout" svg:width="7.9cm" svg:height="1.505cm" svg:x="8.6cm" svg:y="1.2cm">
          <draw:text-box>
            <text:p text:style-name="P4"><text:span text:style-name="T1">HTTP Request : /articles.html</text:span></text:p>
          </draw:text-box>
        </draw:frame>
        <draw:line draw:style-name="gr3" draw:text-style-name="P3" draw:layer="layout" svg:x1="7.5cm" svg:y1="3.5cm" svg:x2="17.6cm" svg:y2="3.5cm">
          <text:p/>
        </draw:line>
        <draw:frame draw:style-name="gr5" draw:text-style-name="P6" draw:layer="layout" svg:width="6.446cm" svg:height="0.962cm" svg:x="19.4cm" svg:y="1.1cm">
          <draw:text-box>
            <text:p>Client : Web Browser</text:p>
          </draw:text-box>
        </draw:frame>
        <draw:custom-shape draw:style-name="gr6" draw:text-style-name="P8" draw:layer="layout" svg:width="5.3cm" svg:height="1.4cm" svg:x="19cm" svg:y="3cm">
          <text:p text:style-name="P7"><text:span text:style-name="T2">Displays p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16.856cm" svg:y1="9.6cm" svg:x2="6.8cm" svg:y2="9.6cm">
          <text:p/>
        </draw:line>
        <draw:frame draw:style-name="gr7" draw:text-style-name="P5" draw:layer="layout" svg:width="11.1cm" svg:height="0.973cm" svg:x="6.5cm" svg:y="7.927cm">
          <draw:text-box>
            <text:p text:style-name="P4"><text:span text:style-name="T1">HTTP Request : /articles/1/comments.json</text:span></text:p>
          </draw:text-box>
        </draw:frame>
        <draw:line draw:style-name="gr3" draw:text-style-name="P3" draw:layer="layout" svg:x1="6.9cm" svg:y1="10.6cm" svg:x2="17.1cm" svg:y2="10.6cm">
          <text:p/>
        </draw:line>
        <draw:custom-shape draw:style-name="gr8" draw:text-style-name="P10" draw:layer="layout" svg:width="6.8cm" svg:height="2.5cm" svg:x="8.6cm" svg:y="4.1cm">
          <text:p text:style-name="P9"><text:span text:style-name="T3">&lt;html&gt;</text:span><text:span text:style-name="T3"><text:line-break/></text:span><text:span text:style-name="T3"> <text:s/>&lt; !-- articles content →</text:span><text:span text:style-name="T3"><text:line-break/></text:span><text:span text:style-name="T3"> <text:s/>&lt; !-- JS code →</text:span><text:span text:style-name="T3"><text:line-break/></text:span><text:span text:style-name="T3">&lt;/html&gt;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8" draw:layer="layout" svg:width="5.3cm" svg:height="1.4cm" svg:x="18.9cm" svg:y="5.7cm">
          <text:p text:style-name="P7"><text:span text:style-name="T2">User clicks on butt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0" draw:layer="layout" svg:width="6.8cm" svg:height="1.9cm" svg:x="7.8cm" svg:y="11.4cm">
          <text:p text:style-name="P9"><text:span text:style-name="T3">{</text:span><text:span text:style-name="T3"><text:line-break/></text:span><text:span text:style-name="T3"> <text:s/>"comments" : [/***/] </text:span><text:span text:style-name="T3"><text:line-break/></text:span><text:span text:style-name="T3">}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5" draw:text-style-name="P11" draw:layer="layout" svg:width="6.124cm" svg:height="0.806cm" svg:x="7.9cm" svg:y="13.7cm">
          <draw:text-box>
            <text:p><text:span text:style-name="T2">Raw data in JSON format</text:span></text:p>
          </draw:text-box>
        </draw:frame>
        <draw:custom-shape draw:style-name="gr10" draw:text-style-name="P13" draw:layer="layout" svg:width="7.2cm" svg:height="1.8cm" svg:x="18.6cm" svg:y="10.4cm">
          <text:p text:style-name="P12"><text:span text:style-name="T2">No page reload : </text:span><text:span text:style-name="T2">dynamically</text:span><text:span text:style-name="T2"><text:line-break/></text:span><text:span text:style-name="T2">add content to the </text:span><text:span text:style-name="T2">page </text:span><text:span text:style-name="T2"><text:line-break/></text:span><text:span text:style-name="T2">with Java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1:58:00.702517747</meta:creation-date>
    <dc:date>2020-12-15T12:40:04.197566188</dc:date>
    <meta:editing-duration>PT27M41S</meta:editing-duration>
    <meta:editing-cycles>3</meta:editing-cycles>
    <meta:generator>LibreOffice/6.0.7.3$Linux_X86_64 LibreOffice_project/00m0$Build-3</meta:generator>
    <meta:document-statistic meta:object-count="15"/>
  </office:meta>
</office:document-meta>
</file>